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24pt" fo:language="en" fo:country="US" officeooo:rsid="00020ca0" officeooo:paragraph-rsid="00020ca0" style:font-size-asian="21pt" style:font-size-complex="24pt"/>
    </style:style>
    <style:style style:name="P2" style:family="paragraph" style:parent-style-name="Standard" style:list-style-name="L1">
      <style:paragraph-properties fo:text-align="justify" style:justify-single-word="false"/>
      <style:text-properties fo:font-size="16pt" fo:language="en" fo:country="US" officeooo:rsid="00020ca0" officeooo:paragraph-rsid="00020ca0" style:font-size-asian="14pt" style:font-size-complex="16pt"/>
    </style:style>
    <style:style style:name="P3" style:family="paragraph" style:parent-style-name="Standard">
      <style:paragraph-properties fo:text-align="justify" style:justify-single-word="false"/>
      <style:text-properties fo:font-size="16pt" fo:language="en" fo:country="US" officeooo:rsid="00020ca0" officeooo:paragraph-rsid="00020ca0" style:font-size-asian="14pt" style:font-size-complex="16pt"/>
    </style:style>
    <style:style style:name="P4" style:family="paragraph" style:parent-style-name="Standard">
      <style:paragraph-properties fo:text-align="justify" style:justify-single-word="false"/>
      <style:text-properties fo:font-size="16pt" fo:language="en" fo:country="US" officeooo:rsid="0002edd0" officeooo:paragraph-rsid="0002edd0" style:font-size-asian="14pt" style:font-size-complex="16pt"/>
    </style:style>
    <style:style style:name="P5" style:family="paragraph" style:parent-style-name="Standard" style:list-style-name="L1">
      <style:paragraph-properties fo:text-align="justify" style:justify-single-word="false"/>
      <style:text-properties fo:font-size="16pt" fo:language="en" fo:country="US" officeooo:rsid="0002edd0" officeooo:paragraph-rsid="0002edd0" style:font-size-asian="14pt" style:font-size-complex="16pt"/>
    </style:style>
    <style:style style:name="P6" style:family="paragraph" style:parent-style-name="Standard" style:list-style-name="L3">
      <style:paragraph-properties fo:text-align="justify" style:justify-single-word="false"/>
      <style:text-properties fo:font-size="16pt" fo:language="en" fo:country="US" officeooo:rsid="0004ab2a" officeooo:paragraph-rsid="0004ab2a" style:font-size-asian="14pt" style:font-size-complex="16pt"/>
    </style:style>
    <style:style style:name="P7" style:family="paragraph" style:parent-style-name="Standard" style:list-style-name="L1">
      <style:paragraph-properties fo:text-align="justify" style:justify-single-word="false"/>
      <style:text-properties fo:font-size="16pt" fo:language="en" fo:country="US" officeooo:rsid="000a24e9" officeooo:paragraph-rsid="000a24e9" style:font-size-asian="14pt" style:font-size-complex="16pt"/>
    </style:style>
    <style:style style:name="P8" style:family="paragraph" style:parent-style-name="Standard">
      <style:paragraph-properties fo:text-align="justify" style:justify-single-word="false"/>
      <style:text-properties fo:font-size="16pt" fo:language="en" fo:country="US" officeooo:rsid="000a24e9" officeooo:paragraph-rsid="000a24e9" style:font-size-asian="14pt" style:font-size-complex="16pt"/>
    </style:style>
    <style:style style:name="P9" style:family="paragraph" style:parent-style-name="Standard" style:list-style-name="L5">
      <style:paragraph-properties fo:text-align="justify" style:justify-single-word="false"/>
      <style:text-properties fo:font-size="16pt" fo:language="en" fo:country="US" officeooo:rsid="000a24e9" officeooo:paragraph-rsid="000a24e9" style:font-size-asian="14pt" style:font-size-complex="16pt"/>
    </style:style>
    <style:style style:name="P10" style:family="paragraph" style:parent-style-name="Standard">
      <style:paragraph-properties fo:text-align="justify" style:justify-single-word="false"/>
      <style:text-properties fo:font-size="16pt" fo:language="en" fo:country="US" officeooo:rsid="000a24e9" officeooo:paragraph-rsid="001c6fa0" style:font-size-asian="14pt" style:font-size-complex="16pt"/>
    </style:style>
    <style:style style:name="P11" style:family="paragraph" style:parent-style-name="Standard" style:list-style-name="L5">
      <style:paragraph-properties fo:text-align="justify" style:justify-single-word="false"/>
      <style:text-properties fo:font-size="16pt" fo:language="en" fo:country="US" officeooo:rsid="000b4d9b" officeooo:paragraph-rsid="000b4d9b" style:font-size-asian="14pt" style:font-size-complex="16pt"/>
    </style:style>
    <style:style style:name="P12" style:family="paragraph" style:parent-style-name="Standard" style:list-style-name="L5">
      <style:paragraph-properties fo:text-align="justify" style:justify-single-word="false"/>
      <style:text-properties fo:font-size="16pt" fo:language="en" fo:country="US" officeooo:rsid="000bd440" officeooo:paragraph-rsid="000bd440" style:font-size-asian="14pt" style:font-size-complex="16pt"/>
    </style:style>
    <style:style style:name="P13" style:family="paragraph" style:parent-style-name="Standard" style:list-style-name="L5">
      <style:paragraph-properties fo:text-align="justify" style:justify-single-word="false"/>
      <style:text-properties fo:font-size="16pt" fo:language="en" fo:country="US" officeooo:rsid="000dc836" officeooo:paragraph-rsid="000dc836" style:font-size-asian="14pt" style:font-size-complex="16pt"/>
    </style:style>
    <style:style style:name="P14" style:family="paragraph" style:parent-style-name="Standard">
      <style:paragraph-properties fo:text-align="justify" style:justify-single-word="false"/>
      <style:text-properties fo:font-size="16pt" fo:language="en" fo:country="US" officeooo:rsid="00173a4f" officeooo:paragraph-rsid="00173a4f" style:font-size-asian="14pt" style:font-size-complex="16pt"/>
    </style:style>
    <style:style style:name="P15" style:family="paragraph" style:parent-style-name="Standard" style:list-style-name="L1">
      <style:paragraph-properties fo:text-align="justify" style:justify-single-word="false"/>
      <style:text-properties fo:font-size="16pt" fo:language="en" fo:country="US" officeooo:rsid="001c6fa0" officeooo:paragraph-rsid="001c6fa0" style:font-size-asian="14pt" style:font-size-complex="16pt"/>
    </style:style>
    <style:style style:name="P16" style:family="paragraph" style:parent-style-name="Standard" style:list-style-name="L1">
      <style:paragraph-properties fo:text-align="justify" style:justify-single-word="false"/>
      <style:text-properties fo:font-size="16pt" fo:language="en" fo:country="US" officeooo:rsid="001c6fa0" officeooo:paragraph-rsid="0020f54d" style:font-size-asian="14pt" style:font-size-complex="16pt"/>
    </style:style>
    <style:style style:name="P17" style:family="paragraph" style:parent-style-name="Standard">
      <style:paragraph-properties fo:text-align="justify" style:justify-single-word="false"/>
      <style:text-properties fo:font-size="16pt" fo:language="en" fo:country="US" officeooo:rsid="001c6fa0" officeooo:paragraph-rsid="001c6fa0" style:font-size-asian="14pt" style:font-size-complex="16pt"/>
    </style:style>
    <style:style style:name="P18" style:family="paragraph" style:parent-style-name="Standard">
      <style:paragraph-properties fo:text-align="justify" style:justify-single-word="false"/>
      <style:text-properties fo:font-size="16pt" fo:language="en" fo:country="US" officeooo:rsid="001e5baf" officeooo:paragraph-rsid="001e5baf" style:font-size-asian="14pt" style:font-size-complex="16pt"/>
    </style:style>
    <style:style style:name="P19" style:family="paragraph" style:parent-style-name="Standard">
      <style:paragraph-properties fo:text-align="justify" style:justify-single-word="false"/>
      <style:text-properties officeooo:rsid="00020ca0" officeooo:paragraph-rsid="00020ca0"/>
    </style:style>
    <style:style style:name="P20" style:family="paragraph" style:parent-style-name="Standard" style:list-style-name="L2">
      <style:paragraph-properties fo:text-align="justify" style:justify-single-word="false"/>
      <style:text-properties officeooo:rsid="00020ca0" officeooo:paragraph-rsid="00020ca0"/>
    </style:style>
    <style:style style:name="P21" style:family="paragraph" style:parent-style-name="Standard">
      <style:paragraph-properties fo:text-align="justify" style:justify-single-word="false"/>
      <style:text-properties fo:font-size="12pt" fo:language="en" fo:country="US" officeooo:rsid="0004ab2a" officeooo:paragraph-rsid="0002edd0" style:font-size-asian="12pt" style:font-size-complex="12pt"/>
    </style:style>
    <style:style style:name="P22" style:family="paragraph" style:parent-style-name="Standard" style:list-style-name="L3">
      <style:paragraph-properties fo:text-align="justify" style:justify-single-word="false"/>
      <style:text-properties fo:font-size="12pt" fo:language="en" fo:country="US" officeooo:rsid="0004ab2a" officeooo:paragraph-rsid="0004ab2a" style:font-size-asian="12pt" style:font-size-complex="12pt"/>
    </style:style>
    <style:style style:name="P23" style:family="paragraph" style:parent-style-name="Standard" style:list-style-name="L3">
      <style:paragraph-properties fo:text-align="justify" style:justify-single-word="false"/>
      <style:text-properties fo:font-size="12pt" fo:language="en" fo:country="US" officeooo:rsid="0004ab2a" officeooo:paragraph-rsid="00085476" style:font-size-asian="12pt" style:font-size-complex="12pt"/>
    </style:style>
    <style:style style:name="P24" style:family="paragraph" style:parent-style-name="Standard">
      <style:paragraph-properties fo:text-align="justify" style:justify-single-word="false"/>
      <style:text-properties fo:font-size="12pt" fo:language="en" fo:country="US" officeooo:rsid="0002edd0" officeooo:paragraph-rsid="0002edd0" style:font-size-asian="12pt" style:font-size-complex="12pt"/>
    </style:style>
    <style:style style:name="P25" style:family="paragraph" style:parent-style-name="Standard">
      <style:paragraph-properties fo:text-align="justify" style:justify-single-word="false"/>
      <style:text-properties fo:font-size="12pt" fo:language="en" fo:country="US" officeooo:rsid="000fb065" officeooo:paragraph-rsid="000fb065" style:font-size-asian="10.5pt" style:font-size-complex="12pt"/>
    </style:style>
    <style:style style:name="P26" style:family="paragraph" style:parent-style-name="Standard" style:list-style-name="L1">
      <style:paragraph-properties fo:text-align="justify" style:justify-single-word="false"/>
      <style:text-properties fo:font-size="12pt" fo:language="en" fo:country="US" officeooo:rsid="001f6d4d" officeooo:paragraph-rsid="001f6d4d" style:font-size-asian="10.5pt" style:font-size-complex="12pt"/>
    </style:style>
    <style:style style:name="P27" style:family="paragraph" style:parent-style-name="Standard" style:list-style-name="L3">
      <style:paragraph-properties fo:text-align="justify" style:justify-single-word="false"/>
      <style:text-properties fo:font-size="12pt" officeooo:paragraph-rsid="00085476"/>
    </style:style>
    <style:style style:name="P28" style:family="paragraph" style:parent-style-name="Standard">
      <style:paragraph-properties fo:text-align="justify" style:justify-single-word="false"/>
      <style:text-properties officeooo:paragraph-rsid="00020ca0"/>
    </style:style>
    <style:style style:name="P29" style:family="paragraph" style:parent-style-name="Standard" style:list-style-name="L4">
      <style:paragraph-properties fo:text-align="justify" style:justify-single-word="false"/>
      <style:text-properties officeooo:paragraph-rsid="0004ab2a"/>
    </style:style>
    <style:style style:name="P30" style:family="paragraph" style:parent-style-name="Standard" style:list-style-name="L3">
      <style:paragraph-properties fo:text-align="justify" style:justify-single-word="false"/>
      <style:text-properties officeooo:paragraph-rsid="00085476"/>
    </style:style>
    <style:style style:name="P31" style:family="paragraph" style:parent-style-name="Standard" style:list-style-name="L6">
      <style:paragraph-properties fo:text-align="justify" style:justify-single-word="false"/>
      <style:text-properties officeooo:paragraph-rsid="001775e7"/>
    </style:style>
    <style:style style:name="P32" style:family="paragraph" style:parent-style-name="Standard" style:list-style-name="L6">
      <style:paragraph-properties fo:text-align="justify" style:justify-single-word="false"/>
      <style:text-properties officeooo:paragraph-rsid="00199819"/>
    </style:style>
    <style:style style:name="P33" style:family="paragraph" style:parent-style-name="Standard">
      <style:paragraph-properties fo:text-align="justify" style:justify-single-word="false"/>
      <style:text-properties officeooo:paragraph-rsid="001775e7"/>
    </style:style>
    <style:style style:name="P34" style:family="paragraph" style:parent-style-name="Standard">
      <style:paragraph-properties fo:text-align="justify" style:justify-single-word="false"/>
      <style:text-properties officeooo:paragraph-rsid="00199819"/>
    </style:style>
    <style:style style:name="P35" style:family="paragraph" style:parent-style-name="Standard" style:list-style-name="L1">
      <style:paragraph-properties fo:text-align="justify" style:justify-single-word="false"/>
      <style:text-properties officeooo:paragraph-rsid="001c6fa0"/>
    </style:style>
    <style:style style:name="P36" style:family="paragraph" style:parent-style-name="Standard" style:master-page-name="">
      <loext:graphic-properties draw:fill="none"/>
      <style:paragraph-properties fo:margin-left="1.3cm" fo:margin-right="0cm" fo:text-align="justify" style:justify-single-word="false" fo:text-indent="1.199cm" style:auto-text-indent="false" style:page-number="auto" fo:background-color="transparent"/>
      <style:text-properties fo:font-size="16pt" fo:language="en" fo:country="US" officeooo:rsid="001e5baf" officeooo:paragraph-rsid="001e5baf" style:font-size-asian="14pt" style:font-size-complex="16pt"/>
    </style:style>
    <style:style style:name="P37" style:family="paragraph" style:parent-style-name="Standard" style:master-page-name="">
      <loext:graphic-properties draw:fill="none"/>
      <style:paragraph-properties fo:margin-left="1.3cm" fo:margin-right="0cm" fo:text-align="justify" style:justify-single-word="false" fo:text-indent="1.199cm" style:auto-text-indent="false" style:page-number="auto" fo:background-color="transparent"/>
      <style:text-properties fo:font-size="16pt" fo:language="en" fo:country="US" officeooo:rsid="001c6fa0" officeooo:paragraph-rsid="001c6fa0" style:font-size-asian="14pt" style:font-size-complex="16pt"/>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020ca0" style:font-size-asian="12pt" style:font-size-complex="12pt"/>
    </style:style>
    <style:style style:name="T3" style:family="text">
      <style:text-properties fo:font-size="12pt" fo:language="en" fo:country="US" officeooo:rsid="0002edd0" style:font-size-asian="12pt" style:font-size-complex="12pt"/>
    </style:style>
    <style:style style:name="T4" style:family="text">
      <style:text-properties fo:font-size="12pt" fo:language="en" fo:country="US" officeooo:rsid="0004ab2a" style:font-size-asian="12pt" style:font-size-complex="12pt"/>
    </style:style>
    <style:style style:name="T5" style:family="text">
      <style:text-properties fo:font-size="12pt" fo:language="en" fo:country="US" officeooo:rsid="00059ab2" style:font-size-asian="12pt" style:font-size-complex="12pt"/>
    </style:style>
    <style:style style:name="T6" style:family="text">
      <style:text-properties fo:font-size="12pt" fo:language="en" fo:country="US" officeooo:rsid="0021923c" style:font-size-asian="12pt" style:font-size-complex="12pt"/>
    </style:style>
    <style:style style:name="T7" style:family="text">
      <style:text-properties fo:font-size="12pt" fo:language="en" fo:country="US" officeooo:rsid="00059ab2" style:font-size-asian="10.5pt" style:font-size-complex="12pt"/>
    </style:style>
    <style:style style:name="T8" style:family="text">
      <style:text-properties fo:font-size="12pt" fo:language="en" fo:country="US" officeooo:rsid="001775e7" style:font-size-asian="10.5pt" style:font-size-complex="12pt"/>
    </style:style>
    <style:style style:name="T9" style:family="text">
      <style:text-properties fo:font-size="12pt" fo:language="en" fo:country="US" officeooo:rsid="0018d3af" style:font-size-asian="10.5pt" style:font-size-complex="12pt"/>
    </style:style>
    <style:style style:name="T10" style:family="text">
      <style:text-properties fo:font-size="12pt" fo:language="en" fo:country="US" fo:font-style="italic" officeooo:rsid="0004ab2a" style:font-size-asian="12pt" style:font-style-asian="italic" style:font-size-complex="12pt" style:font-style-complex="italic"/>
    </style:style>
    <style:style style:name="T11" style:family="text">
      <style:text-properties fo:font-size="12pt" fo:language="en" fo:country="US" fo:font-style="italic" officeooo:rsid="001775e7" style:font-size-asian="10.5pt" style:font-style-asian="italic" style:font-size-complex="12pt" style:font-style-complex="italic"/>
    </style:style>
    <style:style style:name="T12" style:family="text">
      <style:text-properties fo:font-size="12pt" fo:language="en" fo:country="US" fo:font-style="italic" officeooo:rsid="00199819" style:font-size-asian="10.5pt" style:font-style-asian="italic" style:font-size-complex="12pt" style:font-style-complex="italic"/>
    </style:style>
    <style:style style:name="T13" style:family="text">
      <style:text-properties fo:font-size="12pt" fo:language="en" fo:country="US" fo:font-style="normal" officeooo:rsid="001775e7" style:font-size-asian="10.5pt" style:font-style-asian="normal" style:font-size-complex="12pt" style:font-style-complex="normal"/>
    </style:style>
    <style:style style:name="T14" style:family="text">
      <style:text-properties fo:font-size="12pt" fo:language="en" fo:country="US" fo:font-style="normal" officeooo:rsid="00199819" style:font-size-asian="10.5pt" style:font-style-asian="normal" style:font-size-complex="12pt" style:font-style-complex="normal"/>
    </style:style>
    <style:style style:name="T15" style:family="text">
      <style:text-properties fo:font-size="12pt" fo:language="en" fo:country="US" fo:font-style="normal" officeooo:rsid="001b66c1" style:font-size-asian="10.5pt" style:font-style-asian="normal" style:font-size-complex="12pt" style:font-style-complex="normal"/>
    </style:style>
    <style:style style:name="T16" style:family="text">
      <style:text-properties fo:font-size="12pt" fo:language="en" fo:country="US" fo:font-style="normal" fo:font-weight="normal" officeooo:rsid="001775e7" style:font-size-asian="10.5pt" style:font-style-asian="normal" style:font-weight-asian="normal" style:font-size-complex="12pt" style:font-style-complex="normal" style:font-weight-complex="normal"/>
    </style:style>
    <style:style style:name="T17" style:family="text">
      <style:text-properties fo:font-size="12pt" fo:language="en" fo:country="US" fo:font-style="normal" fo:font-weight="normal" officeooo:rsid="0018d3af" style:font-size-asian="10.5pt" style:font-style-asian="normal" style:font-weight-asian="normal" style:font-size-complex="12pt" style:font-style-complex="normal" style:font-weight-complex="normal"/>
    </style:style>
    <style:style style:name="T18" style:family="text">
      <style:text-properties fo:font-size="12pt" style:font-size-asian="10.5pt" style:font-size-complex="12pt"/>
    </style:style>
    <style:style style:name="T19" style:family="text">
      <style:text-properties fo:font-size="12pt" officeooo:rsid="000b4d9b" style:font-size-asian="10.5pt" style:font-size-complex="12pt"/>
    </style:style>
    <style:style style:name="T20" style:family="text">
      <style:text-properties fo:font-size="12pt" fo:font-style="italic" style:font-size-asian="10.5pt" style:font-style-asian="italic" style:font-size-complex="12pt" style:font-style-complex="italic"/>
    </style:style>
    <style:style style:name="T21" style:family="text">
      <style:text-properties fo:font-size="12pt" fo:font-style="italic" officeooo:rsid="000b4d9b" style:font-size-asian="10.5pt" style:font-style-asian="italic" style:font-size-complex="12pt" style:font-style-complex="italic"/>
    </style:style>
    <style:style style:name="T22" style:family="text">
      <style:text-properties fo:font-size="12pt" fo:font-style="italic" officeooo:rsid="001b66c1" style:font-size-asian="10.5pt" style:font-style-asian="italic" style:font-size-complex="12pt" style:font-style-complex="italic"/>
    </style:style>
    <style:style style:name="T23" style:family="text">
      <style:text-properties fo:font-size="12pt" fo:font-style="italic" officeooo:rsid="00199819" style:font-size-asian="10.5pt" style:font-style-asian="italic" style:font-size-complex="12pt" style:font-style-complex="italic"/>
    </style:style>
    <style:style style:name="T2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fo:font-style="italic" officeooo:rsid="00085476" style:font-size-asian="12pt" style:font-style-asian="italic" style:font-size-complex="12pt" style:font-style-complex="italic"/>
    </style:style>
    <style:style style:name="T27" style:family="text">
      <style:text-properties fo:font-size="12pt" fo:font-style="normal" style:font-size-asian="10.5pt" style:font-style-asian="normal" style:font-size-complex="12pt" style:font-style-complex="normal"/>
    </style:style>
    <style:style style:name="T28" style:family="text">
      <style:text-properties fo:font-size="12pt" fo:font-style="normal" officeooo:rsid="000b4d9b" style:font-size-asian="10.5pt" style:font-style-asian="normal" style:font-size-complex="12pt" style:font-style-complex="normal"/>
    </style:style>
    <style:style style:name="T29" style:family="text">
      <style:text-properties fo:font-size="12pt" fo:font-style="normal" officeooo:rsid="00199819" style:font-size-asian="10.5pt" style:font-style-asian="normal" style:font-size-complex="12pt" style:font-style-complex="normal"/>
    </style:style>
    <style:style style:name="T30" style:family="text">
      <style:text-properties fo:font-size="12pt" fo:font-style="normal" officeooo:rsid="001b66c1" style:font-size-asian="10.5pt" style:font-style-asian="normal" style:font-size-complex="12pt" style:font-style-complex="normal"/>
    </style:style>
    <style:style style:name="T31" style:family="text">
      <style:text-properties fo:font-size="12pt" fo:font-style="normal" officeooo:rsid="001e8dfa" style:font-size-asian="10.5pt" style:font-style-asian="normal" style:font-size-complex="12pt" style:font-style-complex="normal"/>
    </style:style>
    <style:style style:name="T32" style:family="text">
      <style:text-properties fo:font-size="12pt" fo:font-style="normal" officeooo:rsid="001f6d4d" style:font-size-asian="10.5pt" style:font-style-asian="normal" style:font-size-complex="12pt" style:font-style-complex="normal"/>
    </style:style>
    <style:style style:name="T33" style:family="text">
      <style:text-properties fo:font-size="12pt" fo:font-style="normal" fo:font-weight="bold" style:font-size-asian="10.5pt" style:font-style-asian="normal" style:font-weight-asian="bold" style:font-size-complex="12pt" style:font-style-complex="normal" style:font-weight-complex="bold"/>
    </style:style>
    <style:style style:name="T34" style:family="text">
      <style:text-properties fo:font-size="12pt" fo:font-style="normal" fo:font-weight="bold" officeooo:rsid="000b4d9b" style:font-size-asian="10.5pt" style:font-style-asian="normal" style:font-weight-asian="bold" style:font-size-complex="12pt" style:font-style-complex="normal" style:font-weight-complex="bold"/>
    </style:style>
    <style:style style:name="T3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0b4d9b"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0dc836" style:font-size-asian="10.5pt" style:font-style-asian="normal" style:font-weight-asian="normal" style:font-size-complex="12pt" style:font-style-complex="normal" style:font-weight-complex="normal"/>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language="en" fo:country="US" officeooo:rsid="0004ab2a" style:font-size-asian="12pt" style:font-size-complex="12pt"/>
    </style:style>
    <style:style style:name="T40" style:family="text">
      <style:text-properties fo:language="en" fo:country="US" officeooo:rsid="00085476" style:font-size-asian="12pt" style:font-size-complex="12pt"/>
    </style:style>
    <style:style style:name="T41" style:family="text">
      <style:text-properties fo:language="en" fo:country="US" fo:font-style="italic" officeooo:rsid="00085476" style:font-size-asian="12pt" style:font-style-asian="italic" style:font-size-complex="12pt" style:font-style-complex="italic"/>
    </style:style>
    <style:style style:name="T42" style:family="text">
      <style:text-properties fo:language="en" fo:country="US" fo:font-style="italic" officeooo:rsid="0004ab2a" style:font-size-asian="12pt" style:font-style-asian="italic" style:font-size-complex="12pt" style:font-style-complex="italic"/>
    </style:style>
    <style:style style:name="T43" style:family="text">
      <style:text-properties fo:language="en" fo:country="US" fo:font-style="normal" officeooo:rsid="00085476" style:font-size-asian="12pt" style:font-style-asian="normal" style:font-size-complex="12pt" style:font-style-complex="normal"/>
    </style:style>
    <style:style style:name="T44" style:family="text">
      <style:text-properties fo:font-size="16pt" fo:language="en" fo:country="US" officeooo:rsid="00020ca0" style:font-size-asian="14pt" style:font-size-complex="16pt"/>
    </style:style>
    <style:style style:name="T45" style:family="text">
      <style:text-properties fo:font-size="16pt" fo:language="en" fo:country="US" officeooo:rsid="0002edd0" style:font-size-asian="14pt" style:font-size-complex="16pt"/>
    </style:style>
    <style:style style:name="T46" style:family="text">
      <style:text-properties officeooo:rsid="0004ab2a"/>
    </style:style>
    <style:style style:name="T47" style:family="text">
      <style:text-properties officeooo:rsid="000743e0"/>
    </style:style>
    <style:style style:name="T48" style:family="text">
      <style:text-properties officeooo:rsid="00085476"/>
    </style:style>
    <style:style style:name="T49" style:family="text">
      <style:text-properties style:font-size-asian="10.5pt"/>
    </style:style>
    <style:style style:name="T50" style:family="text">
      <style:text-properties fo:font-style="italic" style:font-style-asian="italic" style:font-style-complex="italic"/>
    </style:style>
    <style:style style:name="T51" style:family="text">
      <style:text-properties fo:font-style="italic" officeooo:rsid="00085476" style:font-style-asian="italic" style:font-style-complex="italic"/>
    </style:style>
    <style:style style:name="T52" style:family="text">
      <style:text-properties fo:font-style="italic" officeooo:rsid="0013cfbb" style:font-style-asian="italic" style:font-style-complex="italic"/>
    </style:style>
    <style:style style:name="T53" style:family="text">
      <style:text-properties fo:font-style="italic" officeooo:rsid="0002edd0" style:font-style-asian="italic" style:font-style-complex="italic"/>
    </style:style>
    <style:style style:name="T54" style:family="text">
      <style:text-properties fo:font-style="italic" style:font-size-asian="10.5pt"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085476" style:font-style-asian="normal" style:font-style-complex="normal"/>
    </style:style>
    <style:style style:name="T57" style:family="text">
      <style:text-properties fo:font-style="normal" officeooo:rsid="00199819" style:font-style-asian="normal" style:font-style-complex="normal"/>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0116990" style:font-weight-asian="normal" style:font-weight-complex="normal"/>
    </style:style>
    <style:style style:name="T61" style:family="text">
      <style:text-properties fo:font-weight="normal" officeooo:rsid="0012a5e8" style:font-weight-asian="normal" style:font-weight-complex="normal"/>
    </style:style>
    <style:style style:name="T62" style:family="text">
      <style:text-properties officeooo:rsid="0013d5bb"/>
    </style:style>
    <style:style style:name="T63" style:family="text">
      <style:text-properties officeooo:rsid="00173a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TON Auctions</text:p>
      <text:p text:style-name="P1"/>
      <text:list xml:id="list3782774350" text:style-name="L1">
        <text:list-item>
          <text:p text:style-name="P2">Introduction</text:p>
        </text:list-item>
      </text:list>
      <text:p text:style-name="P3"/>
      <text:p text:style-name="P28"><text:span text:style-name="T44"><text:tab/></text:span><text:span text:style-name="T2">This document will describe the </text:span><text:span text:style-name="T3">submission proposed </text:span><text:span text:style-name="T2">by the Origin Labs / OCamlPro team for solving the DevEx contest about on-chain auctions. The goa</text:span><text:span text:style-name="T6">l</text:span><text:span text:style-name="T2"> of this contest was to provide smart-contracts (SC) for deploying and managing different type of auctions (English &amp; Dutch) with multiple variations (Forward, Reversed &amp; Blind). These SCs must be compatible with TON’s Crystals, TIP3 &amp; DePools. Also, they must be written in Solidity or C++, the FreeTON SC’s languages.</text:span></text:p>
      <text:p text:style-name="P19"><text:span text:style-name="T1">This submission includes</text:span></text:p>
      <text:list xml:id="list4104728214" text:style-name="L2">
        <text:list-item>
          <text:p text:style-name="P20"><text:span text:style-name="T1">The auction source code (contracts/)</text:span></text:p>
        </text:list-item>
        <text:list-item>
          <text:p text:style-name="P20"><text:span text:style-name="T1">The test scripts (TODO)</text:span></text:p>
        </text:list-item>
        <text:list-item>
          <text:p text:style-name="P20"><text:span text:style-name="T1">A specification of each auction in TLA+ (tla+/)</text:span></text:p>
        </text:list-item>
        <text:list-item>
          <text:p text:style-name="P20"><text:span text:style-name="T1">A high-level specification in an UML fashion (spec/)</text:span></text:p>
        </text:list-item>
        <text:list-item>
          <text:p text:style-name="P20"><text:span text:style-name="T1">A debot for interacting with the SC framework (contracts/debot/)</text:span></text:p>
        </text:list-item>
        <text:list-item>
          <text:p text:style-name="P20"><text:span text:style-name="T1">The address of the AuctionRoot contract deployed in the devnet (TODO)</text:span></text:p>
        </text:list-item>
      </text:list>
      <text:p text:style-name="P3"/>
      <text:list xml:id="list165148954971034" text:continue-list="list3782774350" text:style-name="L1">
        <text:list-item>
          <text:p text:style-name="P7">Auction specification</text:p>
        </text:list-item>
      </text:list>
      <text:p text:style-name="P8"/>
      <text:p text:style-name="P8"><text:tab/><text:span text:style-name="T18">We divided the six auctions into three categories, English, Dutch and Blind, which can either be Forward or Reverse. The logic behind each auction is described in the TLA+ files.</text:span></text:p>
      <text:p text:style-name="P8"><text:span text:style-name="T18"/></text:p>
      <text:list xml:id="list605811181" text:style-name="L5">
        <text:list-item>
          <text:p text:style-name="P9"><text:span text:style-name="T18">English Forward: the auction is initial</text:span><text:span text:style-name="T19">i</text:span><text:span text:style-name="T18">zed with a </text:span><text:span text:style-name="T20">starting price</text:span><text:span text:style-name="T18">, a </text:span><text:span text:style-name="T20">max tick </text:span><text:span text:style-name="T28">(time unit) </text:span><text:span text:style-name="T18">and a </text:span><text:span text:style-name="T20">max time </text:span><text:span text:style-name="T28">(time unit)</text:span><text:span text:style-name="T18">. </text:span><text:span text:style-name="T19">The auction always end when </text:span><text:span text:style-name="T21">max time</text:span><text:span text:style-name="T28"> is reached. As long as no bid is done, nothing happens. When a bid is done, the auction ends after </text:span><text:span text:style-name="T21">max tick</text:span><text:span text:style-name="T28"> without any other bid </text:span><text:span text:style-name="T34">higher</text:span><text:span text:style-name="T36"> than the last one </text:span><text:span text:style-name="T28">(or if </text:span><text:span text:style-name="T21">max time</text:span><text:span text:style-name="T28"> is reached).</text:span></text:p>
          <text:p text:style-name="P9"><text:span text:style-name="T28"/></text:p>
        </text:list-item>
        <text:list-item>
          <text:p text:style-name="P11"><text:span text:style-name="T27">English Reverse: same than English Forward, except a new bid must be </text:span><text:span text:style-name="T33">lower</text:span><text:span text:style-name="T35"> than the last one.</text:span></text:p>
          <text:p text:style-name="P12"><text:span text:style-name="T35"/></text:p>
        </text:list-item>
        <text:list-item>
          <text:p text:style-name="P12"><text:span text:style-name="T35">Dutch Forward: the auction is initialized with a </text:span><text:span text:style-name="T24">starting price</text:span><text:span text:style-name="T35">, a </text:span><text:span text:style-name="T24">limit price</text:span><text:span text:style-name="T35">, a </text:span><text:span text:style-name="T24">price delta</text:span><text:span text:style-name="T35"> and a </text:span><text:span text:style-name="T24">time delta </text:span><text:span text:style-name="T35">(time unit). The </text:span><text:span text:style-name="T24">bidding price </text:span><text:span text:style-name="T35">is a function of the time spend since the beginning of the auction, the </text:span><text:span text:style-name="T24">price delta </text:span><text:span text:style-name="T35"><text:s/>and the </text:span><text:span text:style-name="T24">time delta</text:span><text:span text:style-name="T35">. After each </text:span><text:span text:style-name="T24">time delta</text:span><text:span text:style-name="T35">, the bidding price is </text:span><text:span text:style-name="T33">decremented </text:span><text:span text:style-name="T35">of </text:span><text:span text:style-name="T24">price delta</text:span><text:span text:style-name="T35"> until it reaches </text:span><text:span text:style-name="T24">limit price</text:span><text:span text:style-name="T35">. If the price reaches </text:span><text:span text:style-name="T24">limit price</text:span><text:span text:style-name="T35">, the auction ends after </text:span><text:span text:style-name="T24">time delta</text:span><text:span text:style-name="T35">. If anyone bids a value </text:span><text:span text:style-name="T33">higher </text:span><text:span text:style-name="T35">than the </text:span><text:span text:style-name="T24">bidding price</text:span><text:span text:style-name="T35">, he automatically wins the auction.</text:span></text:p>
          <text:p text:style-name="P12"><text:span text:style-name="T35"/></text:p>
        </text:list-item>
        <text:list-item>
          <text:p text:style-name="P12"><text:span text:style-name="T35">Dutch Reverse: same than Dutch Reverse, except the </text:span><text:span text:style-name="T24">bidding price</text:span><text:span text:style-name="T35"> is </text:span><text:span text:style-name="T33">incremented </text:span><text:span text:style-name="T35">and the auction ends when anyone bids a value </text:span><text:span text:style-name="T33">lower</text:span><text:span text:style-name="T35"> than the </text:span><text:span text:style-name="T24">bidding price</text:span><text:span text:style-name="T35">.</text:span></text:p>
          <text:p text:style-name="P12"><text:span text:style-name="T35"/></text:p>
        </text:list-item>
        <text:list-item>
          <text:p text:style-name="P12"><text:span text:style-name="T35">Blind Forward: the auction is initialized with an (optional) </text:span><text:span text:style-name="T24">starting price</text:span><text:span text:style-name="T35">, an (optional) </text:span><text:span text:style-name="T24">entry price</text:span><text:span text:style-name="T35">, and three different <text:s/>phases : the Bidding phase, the Revelation phase &amp; the Payment phase. Each of these phases is defined by a duration (respectively the </text:span><text:span text:style-name="T24">bidding time</text:span><text:span text:style-name="T35">, </text:span><text:span text:style-name="T24">reveal time &amp; payment time</text:span><text:span text:style-name="T35">). During the Bidding phase, anyone can bid by commiting the salted hash of a given value by paying the </text:span><text:span text:style-name="T24">entry price</text:span><text:span text:style-name="T35">. During the Revelation phase, anyone who bid may reveal their salt &amp; commitment – the auction then refunds the </text:span><text:span text:style-name="T24">entry price</text:span><text:span text:style-name="T35"> to the </text:span><text:soft-page-break/><text:span text:style-name="T35">bidder. The </text:span><text:span text:style-name="T33">highest</text:span><text:span text:style-name="T35"> revealed value is allowed to pay during the Payment phase and win the auction. If the bidder fails to pay, the next best bid is asked to pay his commitment, </text:span><text:span text:style-name="T37">etc. If there are no winner left, the auction stops.</text:span></text:p>
          <text:p text:style-name="P13"><text:span text:style-name="T35"/></text:p>
        </text:list-item>
        <text:list-item>
          <text:p text:style-name="P13"><text:span text:style-name="T35">Blind Reverse: same than Blind Forward, except the </text:span><text:span text:style-name="T33">lowest</text:span><text:span text:style-name="T35"> revealed value is the winner.</text:span></text:p>
        </text:list-item>
      </text:list>
      <text:p text:style-name="P8"/>
      <text:p text:style-name="P25">These auction definitions hare the pleasant property that they <text:span text:style-name="T58">eventually ends</text:span><text:span text:style-name="T59">, </text:span><text:span text:style-name="T61">either with or without a winner</text:span><text:span text:style-name="T59">. </text:span><text:span text:style-name="T60">Also n</text:span>ote that the difference between a Forward &amp; Reverse auction is quite small. The SC implementation takes into account this similarities to limit their size.</text:p>
      <text:p text:style-name="P8"/>
      <text:list xml:id="list165148025006905" text:continue-list="list165148954971034" text:style-name="L1">
        <text:list-item>
          <text:p text:style-name="P7">Infrastructure</text:p>
        </text:list-item>
      </text:list>
      <text:p text:style-name="P24"/>
      <text:p text:style-name="P24"><text:tab/><text:span text:style-name="T46">Here is the list of the </text:span><text:span text:style-name="T62">main </text:span><text:span text:style-name="T46">contracts </text:span><text:span text:style-name="T63">(including their interface) </text:span><text:span text:style-name="T46">with a short description.</text:span></text:p>
      <text:p text:style-name="P21"/>
      <text:list xml:id="list339415502" text:style-name="L4">
        <text:list-item>
          <text:p text:style-name="P29"><text:span text:style-name="T10">AuctionRoot</text:span><text:span text:style-name="T4">: the main contract of the infrastructure ; </text:span><text:span text:style-name="T5">this contract will deploy the auctions a</text:span><text:span text:style-name="T7">nd the bid managers.</text:span></text:p>
          <text:p text:style-name="P29"><text:span text:style-name="T7"/></text:p>
        </text:list-item>
      </text:list>
      <text:list xml:id="list2972734561" text:style-name="L3">
        <text:list-item>
          <text:p text:style-name="P22"><text:span text:style-name="T53">B</text:span><text:span text:style-name="T50">idBuilder</text:span>: <text:span text:style-name="T47">the bid manager ; an instance of this contract is built when an auction is created and will be in charge of creating Bid contracts and validating bids.</text:span></text:p>
          <text:p text:style-name="P22"/>
        </text:list-item>
        <text:list-item>
          <text:p text:style-name="P22"><text:span text:style-name="T50">Bid</text:span>: <text:span text:style-name="T48">the bid contract ; when a user wants to bid to an auction, the auction sends a request to its BidBuilder to create a new Bid – this Bid is in charge of checking the status of a generic “Vault” contract. If the status of the “Vault” is correct, then the Bid is valid and tells the BidBuilder that it is correct.</text:span></text:p>
          <text:p text:style-name="P22"/>
        </text:list-item>
        <text:list-item>
          <text:p text:style-name="P27"><text:span text:style-name="T42">VEnglishAuction</text:span><text:span text:style-name="T39">: </text:span><text:span text:style-name="T40">the logic behind any English auction ; this abstract contract encodes the bidding process of an English Auction with a virtual function</text:span><text:span text:style-name="T41"> newBidIsBetterThan</text:span><text:span text:style-name="T43">.</text:span></text:p>
          <text:p text:style-name="P27"><text:span text:style-name="T43"/></text:p>
        </text:list-item>
        <text:list-item>
          <text:p text:style-name="P30"><text:span text:style-name="T50">V</text:span><text:span text:style-name="T52">D</text:span><text:span text:style-name="T50">utchAuction</text:span>: <text:span text:style-name="T48">the logic behind any Dutch auction ; this abstract contract encodes the bidding process of an </text:span><text:span text:style-name="T63">Dutch</text:span><text:span text:style-name="T48"> Auction with a virtual function</text:span><text:span text:style-name="T51"> betterPriceThanCurrent</text:span><text:span text:style-name="T56">.</text:span></text:p>
          <text:p text:style-name="P23"><text:span text:style-name="T56"/></text:p>
        </text:list-item>
        <text:list-item>
          <text:p text:style-name="P23"><text:span text:style-name="T54">Constants</text:span><text:span text:style-name="T49"> : defines miscellaneous constants, modifiers and events used through the project.</text:span></text:p>
          <text:p text:style-name="P6"><text:span text:style-name="T18"/></text:p>
        </text:list-item>
      </text:list>
      <text:p text:style-name="P14"><text:tab/><text:span text:style-name="T18">The actual Auction contracts are defined in </text:span><text:span text:style-name="T20">EnglishAuction.sol, EnglishReverseAuction.sol, DutchAuction.sol</text:span><text:span text:style-name="T27"> and </text:span><text:span text:style-name="T20">DutchReverseAuction.sol</text:span><text:span text:style-name="T27">. They inherit their respective abstract contract (</text:span><text:span text:style-name="T20">VEnglishAuction </text:span><text:span text:style-name="T27">or </text:span><text:span text:style-name="T20">VDutchAuction</text:span><text:span text:style-name="T27">) and only define the virtual function (</text:span><text:span text:style-name="T26">newBidIsBetterThan </text:span><text:span text:style-name="T38">or </text:span><text:span text:style-name="T25">betterPriceThanCurrent</text:span><text:span text:style-name="T38">).</text:span></text:p>
      <text:p text:style-name="P4"/>
      <text:p text:style-name="P33"><text:span text:style-name="T45"><text:tab/></text:span><text:span text:style-name="T8">Few more interfaces are defined. These contracts have no static implementation and </text:span><text:span text:style-name="T9">must be</text:span><text:span text:style-name="T8"> defined by the Auctioneer.</text:span></text:p>
      <text:list xml:id="list3136682011" text:style-name="L6">
        <text:list-header>
          <text:p text:style-name="P31"><text:span text:style-name="T11"/></text:p>
        </text:list-header>
        <text:list-item>
          <text:p text:style-name="P31"><text:span text:style-name="T11">IVault: </text:span><text:span text:style-name="T13">a contract holding the bidding funds. When a bid is done, the user must satisfy the “Vault” constraint (for example, transferring a given amount of crystals on its balance). </text:span><text:span text:style-name="T16">The funds on the “Vault” are locked and managed by the Bid contract ; this last contract will either send it back to the </text:span><text:span text:style-name="T17">B</text:span><text:span text:style-name="T16">idder if he lost the auction or </text:span><text:span text:style-name="T17">to the Auctioneer if he won.</text:span></text:p>
          <text:p text:style-name="P31"><text:span text:style-name="T11"/></text:p>
        </text:list-item>
        <text:list-item>
          <text:p text:style-name="P31"><text:span text:style-name="T11">IRootWallet: </text:span><text:span text:style-name="T14">the manager of Vaults. They define a function </text:span><text:span text:style-name="T12">getWalletAddress</text:span><text:span text:style-name="T14"> that returns a Vault address (mostly used for TIP3 compatibility)</text:span></text:p>
          <text:p text:style-name="P31"><text:soft-page-break/><text:span text:style-name="T11"/></text:p>
        </text:list-item>
        <text:list-item>
          <text:p text:style-name="P32"><text:span text:style-name="T11">IProcessWinner.</text:span><text:span text:style-name="T13"> </text:span><text:span text:style-name="T14">a contract that should only be called by an auction. It has two functions: </text:span><text:span text:style-name="T12">acknowledgeWinner</text:span><text:span text:style-name="T14"> and </text:span><text:span text:style-name="T12">acknowledgeNoWinner</text:span><text:span text:style-name="T14"> that are respectively called when there is a winner / there is no winner.</text:span></text:p>
        </text:list-item>
      </text:list>
      <text:p text:style-name="P34"><text:span text:style-name="T14"/></text:p>
      <text:p text:style-name="P10"/>
      <text:list xml:id="list165148459235122" text:continue-list="list165148025006905" text:style-name="L1">
        <text:list-item>
          <text:p text:style-name="P15"><text:span text:style-name="T57">D</text:span><text:span text:style-name="T55">escription of the Auction process</text:span></text:p>
          <text:p text:style-name="P15"><text:span text:style-name="T30"/></text:p>
          <text:p text:style-name="P15"><text:span text:style-name="T30">The file </text:span><text:span text:style-name="T22">spec/bid_diagram.pdf</text:span><text:span text:style-name="T30"> describes the different steps of an auction.</text:span></text:p>
          <text:p text:style-name="P15"><text:span text:style-name="T30"/></text:p>
          <text:list>
            <text:list-item>
              <text:p text:style-name="P15"><text:span text:style-name="T55">Auction deployment</text:span></text:p>
            </text:list-item>
          </text:list>
        </text:list-item>
      </text:list>
      <text:p text:style-name="P17"><text:span text:style-name="T55"/></text:p>
      <text:p text:style-name="P37"><text:span text:style-name="T27">The auctioneer defines a Winner Processor. Then, he deploys an auction through the AuctionRoot contract. AuctionRoot deploys 2 contracts : the Auction &amp; its associated BidBuilder. The Auctioneer then must initialize the BidBuilder with the address of the Auction (this step could be avoided by calculating in advance the auction address). The Auction can then be started (TODO, now it starts at its creation, which is bad).</text:span></text:p>
      <text:p text:style-name="P17"><text:span text:style-name="T55"/></text:p>
      <text:list xml:id="list165149368764005" text:continue-numbering="true" text:style-name="L1">
        <text:list-item>
          <text:list>
            <text:list-item>
              <text:p text:style-name="P15"><text:span text:style-name="T55">Bidding process</text:span></text:p>
            </text:list-item>
          </text:list>
        </text:list-item>
      </text:list>
      <text:p text:style-name="P18"><text:span text:style-name="T55"/></text:p>
      <text:p text:style-name="P36"><text:span text:style-name="T27">Any user can commit a bid by calling the </text:span><text:span text:style-name="T20">bid</text:span><text:span text:style-name="T27"> function of an Auction. The Auction requests the BidBuilder to create a Bid contract. This Bid contracts emits the details of its associated Vault. The user then transfers funds to the Vault ; when the Vault has enough funds, the Bidder requests the Bid to check the Vault content. If it is correct with respect to the Bidder’s commitment, </text:span><text:span text:style-name="T31">Bid validates its status to BidBuilder, who checks the origin of the validation. If the validation comes from a correct Bid contract, it transfers the validation to the Auction. The Auction has now a new bid, </text:span><text:span text:style-name="T32">the potential old bid transfers back its vault to the previous bidder.</text:span></text:p>
      <text:p text:style-name="P18"><text:span text:style-name="T55"/></text:p>
      <text:list xml:id="list165148618993459" text:continue-numbering="true" text:style-name="L1">
        <text:list-item>
          <text:list>
            <text:list-item>
              <text:p text:style-name="P15"><text:span text:style-name="T55">Ending an auction</text:span></text:p>
              <text:p text:style-name="P15"><text:span text:style-name="T55"/></text:p>
              <text:list>
                <text:list-item>
                  <text:p text:style-name="P16"><text:span text:style-name="T55">Auction winner</text:span></text:p>
                  <text:p text:style-name="P16"><text:span text:style-name="T55"/></text:p>
                  <text:p text:style-name="P16"><text:span text:style-name="T27">The function </text:span><text:span text:style-name="T23">acknowledgeWinner</text:span><text:span text:style-name="T29"> </text:span><text:span text:style-name="T27">is called with the best bidder information (address, amount, Bid address &amp; Vault address) by the auction. </text:span><text:span text:style-name="T32">The Vault content is transferred to the Auctioneer.</text:span></text:p>
                  <text:p text:style-name="P15"><text:span text:style-name="T32"/></text:p>
                </text:list-item>
                <text:list-item>
                  <text:p text:style-name="P15"><text:span text:style-name="T55">No winner</text:span></text:p>
                  <text:p text:style-name="P15"><text:span text:style-name="T55"/></text:p>
                  <text:p text:style-name="P26"><text:span text:style-name="T55">The function </text:span><text:span text:style-name="T50">acknowledgeNoWinner</text:span><text:span text:style-name="T55"> is called.</text:span></text:p>
                </text:list-item>
              </text:list>
            </text:list-item>
          </text:list>
          <text:p text:style-name="P35"><text:span text:style-name="T15"/></text:p>
          <text:p text:style-name="P5"/>
        </text:list-item>
      </text:list>
      <text:p text:style-name="P3"><text:tab/></text:p>
      <text:p text:style-name="P3"/>
      <text:list xml:id="list165149077366211" text:continue-numbering="true" text:style-name="L1">
        <text:list-header>
          <text:p text:style-name="P2"/>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0T11:45:14.922888146</meta:creation-date>
    <dc:date>2021-07-20T16:51:44.155687611</dc:date>
    <meta:editing-duration>PT4H34M15S</meta:editing-duration>
    <meta:editing-cycles>26</meta:editing-cycles>
    <meta:generator>LibreOffice/6.4.7.2$Linux_X86_64 LibreOffice_project/40$Build-2</meta:generator>
    <meta:document-statistic meta:table-count="0" meta:image-count="0" meta:object-count="0" meta:page-count="3" meta:paragraph-count="58" meta:word-count="1184" meta:character-count="7059" meta:non-whitespace-character-count="5952"/>
  </office:meta>
</office:document-meta>
</file>